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Versions/Version1" manifest:media-type=""/>
  <manifest:file-entry manifest:full-path="settings.xml" manifest:media-type="text/xml"/>
  <manifest:file-entry manifest:full-path="meta.xml" manifest:media-type="text/xml"/>
  <manifest:file-entry manifest:full-path="VersionList.xml" manifest:media-type="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Droid Serif" svg:font-family="'Droid Serif'" style:font-adornments="Regular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1">
      <style:paragraph-properties fo:margin-top="0in" fo:margin-bottom="0in" style:contextual-spacing="false"/>
    </style:style>
    <style:style style:name="P9" style:family="paragraph" style:parent-style-name="Text_20_body" style:list-style-name="L2">
      <style:paragraph-properties fo:margin-top="0in" fo:margin-bottom="0in" style:contextual-spacing="false"/>
    </style:style>
    <style:style style:name="P10" style:family="paragraph" style:parent-style-name="Text_20_body" style:list-style-name="L3">
      <style:paragraph-properties fo:margin-top="0in" fo:margin-bottom="0in" style:contextual-spacing="false"/>
    </style:style>
    <style:style style:name="P11" style:family="paragraph" style:parent-style-name="Text_20_body" style:list-style-name="L4">
      <style:paragraph-properties fo:margin-top="0in" fo:margin-bottom="0in" style:contextual-spacing="false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Preformatted_20_Text">
      <style:paragraph-properties fo:margin-top="0in" fo:margin-bottom="0.1965in" style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font-style="italic" fo:font-weight="bold"/>
    </style:style>
    <style:style style:name="T4" style:family="text">
      <style:text-properties style:text-position="33% 80%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>
        <form:form form:name="unnamed0" form:apply-filter="true" form:control-implementation="ooo:com.sun.star.form.component.Form" office:target-frame="" xlink:href="http://www.w3schools.com/xforms/xforms_model.as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Title" text:outline-level="1" text:is-list-header="true">Constant Change Driven Development</text:h>
      <text:p text:style-name="Subtitle"/>
      <text:h text:style-name="Heading_20_1" text:outline-level="1">Overview</text:h>
      <text:p text:style-name="Text_20_body">Refer to the article <text:a xlink:type="simple" xlink:href="https://www.assembla.com/wiki/show/ccdd/FiveGuidelinesForSuccess">FiveGuidelinesForSuccess</text:a>. In reality, though, it's not that simple. Let's consider the traits required for maximum reusability.</text:p>
      <text:list xml:id="list353476476" text:style-name="L1">
        <text:list-item>
          <text:p text:style-name="P8"><text:span text:style-name="T1">Code Passing.</text:span> As well as passing arguments by value and by reference, it should be able to pass <text:span text:style-name="T2">executable code</text:span>. In C this is known as callback. In Ruby it is closures. In other languages it is lambda or anonymous functions. In functional languages it is simply functions. </text:p>
        </text:list-item>
        <text:list-item>
          <text:p text:style-name="P8"><text:span text:style-name="T1">Code Passing Security.</text:span> Code input may be restricted by the user. </text:p>
        </text:list-item>
        <text:list-item>
          <text:p text:style-name="P8"><text:span text:style-name="T1">Aspect Pointcuts.</text:span> A parent caller can customize a reusable function deep down in the call chain. </text:p>
        </text:list-item>
        <text:list-item>
          <text:p text:style-name="P1"><text:span text:style-name="T1">Asynchronous Calls.</text:span> Related to closures. Called function need to be able to signal back to the caller, with data, repeatedly. </text:p>
        </text:list-item>
      </text:list>
      <text:h text:style-name="Heading_20_2" text:outline-level="2" text:is-list-header="true"><text:bookmark text:name="troubles"/>Troubles</text:h>
      <text:h text:style-name="Heading_20_3" text:outline-level="3"><text:bookmark text:name="passing_code_between_processes"/>Passing Code Between Processes</text:h>
      <text:p text:style-name="Text_20_body">Think of how to port this code reusably:</text:p>
      <text:p text:style-name="Preformatted_20_Text">customers.filtered_by(filter_criteria).remote_each do |customer|</text:p>
      <text:p text:style-name="Preformatted_20_Text"><text:s text:c="2"/>puts customer.full_name # full_name is calculated field from first and last name</text:p>
      <text:p text:style-name="P15">end</text:p>
      <text:p text:style-name="Text_20_body">Split it into components in different languages:</text:p>
      <text:list xml:id="list1617377208" text:style-name="L2">
        <text:list-item>
          <text:p text:style-name="P9">customers input </text:p>
        </text:list-item>
        <text:list-item>
          <text:p text:style-name="P9">filtered_by, that takes any list as input and returns another list, and also takes a criteria as an input </text:p>
        </text:list-item>
        <text:list-item>
          <text:p text:style-name="P9">filter_criteria, which returns a "criteria object of some sort" </text:p>
        </text:list-item>
        <text:list-item>
          <text:p text:style-name="P9">while each is a native Ruby function meaning the input is a native Ruby list or something convertible to native Ruby array/enumerable, "remote_each" is a reusable function that performs the 'each' operation on a remote server </text:p>
        </text:list-item>
        <text:list-item>
          <text:p text:style-name="P2">the closure must be called for each (remote?) customer </text:p>
        </text:list-item>
      </text:list>
      <text:p text:style-name="Text_20_body">Three line example. and it's already convoluted enough. A whole program? Come on.</text:p>
      <text:h text:style-name="Heading_20_3" text:outline-level="3"><text:bookmark text:name="proxies"/>Proxies</text:h>
      <text:p text:style-name="Text_20_body">The only way I can think of, is to have <text:span text:style-name="T2">heavy</text:span> Proxy usage. "Proxy" is the sense of Spring Framework or JRuby's usage.</text:p>
      <text:p text:style-name="Text_20_body">Thinking of SCA. It seems too verbose but it could work for the simplest cases.</text:p>
      <text:p text:style-name="Text_20_body"><text:span text:style-name="T2">Closure</text:span> problem seems to be more severe.</text:p>
      <text:p text:style-name="Text_20_body">Maybe rather than calling the foreign component using a synchronous RPC mechanism (like launching with env args, stdin/stdout) we instantiate them as independent actors (threads) and sends messages. It, then, becomes a true multiprocess, concurrent programming as one waits the other, but not necessarily blocking.</text:p>
      <text:h text:style-name="Heading_20_3" text:outline-level="3"><text:bookmark text:name="7363656e6172696f20313a20636865636b6f75742026616d703b2075706461746520706973746f6e"/>Scenario 1: Checkout &amp; Update Piston</text:h>
      <text:p text:style-name="Text_20_body">This is my very simple (but real usage) scenario. But it's already hard enough to reuse, especially in different languages.</text:p>
      <text:list xml:id="list45637553" text:style-name="L3">
        <text:list-item>
          <text:p text:style-name="P10">Perform processing below in temp folder: /home/someuser/tmp or customizable </text:p>
        </text:list-item>
        <text:list-item>
          <text:p text:style-name="P10">Checkout a project from a SCM repository </text:p>
        </text:list-item>
        <text:list-item>
          <text:p text:style-name="P10">Go inside the working copy </text:p>
        </text:list-item>
        <text:list-item>
          <text:p text:style-name="P10">Do a piston update </text:p>
        </text:list-item>
        <text:list-item>
          <text:p text:style-name="P10">Commit each folder </text:p>
        </text:list-item>
        <text:list-item>
          <text:p text:style-name="P10">Go outside the working copy (same component as 3) </text:p>
        </text:list-item>
        <text:list-item>
          <text:p text:style-name="P10">Delete the checkout (same component as 2) </text:p>
        </text:list-item>
        <text:list-item>
          <text:p text:style-name="P3">Get out from folder (same component as 1) </text:p>
        </text:list-item>
      </text:list>
      <text:p text:style-name="Text_20_body">It looks like a regular call stack. But the differences are:</text:p>
      <text:list xml:id="list58229929" text:style-name="L4">
        <text:list-item>
          <text:p text:style-name="P11">Each step can happen in different language, or even machine </text:p>
        </text:list-item>
        <text:list-item>
          <text:p text:style-name="P4">The "main application" is actually step 4 and 5, where the variables for steps 1..3, 6..8 is specified by the main program. Step 4 and 5 aren't reusable component, and shouldn't be made as one. </text:p>
        </text:list-item>
      </text:list>
      <text:h text:style-name="Heading_20_3" text:outline-level="3" text:is-list-header="true"><text:bookmark text:name="7363656e6172696f20323a206a6176612072756e6e6572"/>Scenario 2: Java Runner</text:h>
      <text:h text:style-name="Heading_20_4" text:outline-level="4"><text:bookmark text:name="the_usual_way"/>The Usual Way</text:h>
      <text:p text:style-name="Text_20_body">Let's begin with a simple Ruby application to run a Java program</text:p>
      <text:p text:style-name="Preformatted_20_Text"># Run a Java JAR</text:p>
      <text:p text:style-name="P15">system 'java', '-jar', ARGV.first</text:p>
      <text:p text:style-name="Text_20_body">We'd like to use it from another program, so we change it:</text:p>
      <text:p text:style-name="Preformatted_20_Text"># Run a Java JAR</text:p>
      <text:p text:style-name="Preformatted_20_Text">def run_jar(name)</text:p>
      <text:p text:style-name="Preformatted_20_Text"><text:s text:c="2"/>system 'java', '-jar', name</text:p>
      <text:p text:style-name="Preformatted_20_Text">end</text:p>
      <text:p text:style-name="P15">run_jar ARGV.first</text:p>
      <text:p text:style-name="Text_20_body">Then we separate this program into two parts:<text:line-break/><text:line-break/># Run a Java JAR<text:line-break/>def run_jar(name)<text:line-break/>system 'java', '-jar', name<text:line-break/>end<text:line-break/><text:line-break/># Command line script to run Java JAR<text:line-break/>require 'run_jar'<text:line-break/>run_jar ARGV.first<text:line-break/><text:line-break/>Then we have a program that runs a hardcoded JAR:<text:line-break/><text:line-break/>require 'run_jar'<text:line-break/>run_jar 'cool.jar'<text:line-break/><text:line-break/>And that program displays a fancy header:<text:line-break/><text:line-break/>require 'run_jar'<text:line-break/>puts "Runs Java program!"<text:line-break/>run_jar 'cool.jar'<text:line-break/><text:line-break/>The original script wants that fancy header too!<text:line-break/><text:line-break/>def fancy_header<text:line-break/>puts "Runs Java program!"<text:line-break/>end<text:line-break/><text:line-break/>Now the two programs become:<text:line-break/><text:line-break/>require 'run_jar'<text:line-break/>require 'fancy_header'<text:line-break/>fancy_header<text:line-break/>run_jar ARGV.first<text:line-break/><text:line-break/>require 'run_jar'<text:line-break/>require 'fancy_header'<text:line-break/>fancy_header<text:line-break/>run_jar 'cool.jar'<text:line-break/><text:line-break/>The Cool Runner wants a different header:<text:line-break/><text:line-break/>def fancy_header(text)<text:line-break/>puts text<text:line-break/>end<text:line-break/><text:line-break/>require 'run_jar'<text:line-break/>require 'fancy_header'<text:line-break/>fancy_header "Runs Java program!"<text:line-break/>run_jar ARGV.first<text:line-break/><text:line-break/>require 'run_jar'<text:line-break/>require 'fancy_header'<text:line-break/>fancy_header "Coolin' Java!"<text:line-break/>run_jar 'cool.jar'<text:line-break/><text:line-break/>We want the header and JAR running into one functionality, but retain the ability to not print a header:<text:line-break/><text:line-break/>def fancy_header(text)<text:line-break/>puts text<text:line-break/>end<text:line-break/><text:line-break/>def run_jar_with_header(jar, text)<text:line-break/>require 'run_jar'<text:line-break/>require 'fancy_header'<text:line-break/>fancy_header text<text:line-break/>run_jar jar<text:line-break/>end<text:line-break/><text:line-break/>require 'run_jar_with_header'<text:line-break/>run_jar_with_header ARGV.first, "Runs Java program!"<text:line-break/><text:line-break/>require 'run_jar_with_header'<text:line-break/>run_jar_with_header 'cool.jar', "Coolin' Java!"<text:line-break/><text:line-break/>So far we have a few functionalities:<text:line-break/>• Runs a JAR<text:line-break/>• Prints a header<text:line-break/>• Runs JAR and prints header<text:line-break/>• Generic Program that runs a JAR with header<text:line-break/>• Custom Program that runs specific JAR with different header<text:line-break/><text:line-break/>Then trouble comes, Custom Program wants do something, after header, but before running the JAR:<text:line-break/><text:line-break/>def fancy_header(text)<text:line-break/>puts text<text:line-break/>end<text:line-break/><text:line-break/>def run_jar_with_header(jar, text)<text:line-break/>require 'run_jar'<text:line-break/>require 'fancy_header'<text:line-break/>fancy_header text<text:line-break/>yield if block_given?<text:line-break/>run_jar jar<text:line-break/>end<text:line-break/><text:line-break/>require 'run_jar_with_header'<text:line-break/>run_jar_with_header ARGV.first, "Runs Java program!"<text:line-break/><text:line-break/>require 'run_jar_with_header'<text:line-break/>run_jar_with_header 'cool.jar', "Coolin' Java!" do<text:line-break/>puts 'Start to run!'<text:line-break/>end<text:line-break/><text:line-break/>Note that this is already bad. Why? run_jar_with_header might have been in a different library, closed and sealed. We can't just interfere and change that library ourselves like that!<text:line-break/><text:line-break/>Enter AOP: <text:a xlink:type="simple" xlink:href="http://aquarium.rubyforge.org/">Aquarium</text:a> to the rescue!</text:p>
      <text:p text:style-name="Preformatted_20_Text">def run_jar_with_header(jar, text)</text:p>
      <text:p text:style-name="Preformatted_20_Text"><text:s text:c="2"/>require 'run_jar'</text:p>
      <text:p text:style-name="Preformatted_20_Text"><text:s text:c="2"/>require 'fancy_header'</text:p>
      <text:p text:style-name="Preformatted_20_Text"><text:s text:c="2"/>fancy_header text</text:p>
      <text:p text:style-name="Preformatted_20_Text"><text:s text:c="2"/>run_jar jar</text:p>
      <text:p text:style-name="P15">end</text:p>
      <text:p text:style-name="Preformatted_20_Text">require 'run_jar_with_header'</text:p>
      <text:p text:style-name="P15">run_jar_with_header ARGV.first, "Runs Java program!"</text:p>
      <text:p text:style-name="Preformatted_20_Text">require 'run_jar_with_header'</text:p>
      <text:p text:style-name="Preformatted_20_Text">after :calls_to =&gt; :fancy_header,</text:p>
      <text:p text:style-name="Preformatted_20_Text"><text:s text:c="2"/>:advise =&gt; lambda { puts 'Start to run!' } do</text:p>
      <text:p text:style-name="Preformatted_20_Text"><text:s text:c="2"/>run_jar_with_header 'cool.jar', "Coolin' Java!"</text:p>
      <text:p text:style-name="P15">end</text:p>
      <text:p text:style-name="Text_20_body">Note: The above is just pseudo-code (not valid Aquarium syntax)</text:p>
      <text:h text:style-name="Heading_20_4" text:outline-level="4"><text:bookmark text:name="the_component_way"/>The Component Way</text:h>
      <text:p text:style-name="Text_20_body">So, how? ... (TBD)</text:p>
      <text:h text:style-name="Heading_20_3" text:outline-level="3"><text:bookmark text:name="ideas"/>Ideas</text:h>
      <text:list xml:id="list516412768" text:style-name="L5">
        <text:list-item>
          <text:p text:style-name="P12">Use Erlectricity and use Erlang as distributed message-passing/routing engine </text:p>
        </text:list-item>
        <text:list-item>
          <text:p text:style-name="P12">Use prototype language like IO </text:p>
        </text:list-item>
        <text:list-item>
          <text:p text:style-name="P12">Languages: IO, Erlang, Scala, Ocaml, Haskell, Scheme </text:p>
        </text:list-item>
        <text:list-item>
          <text:p text:style-name="P12">Use RDF Turtle to manage assertions </text:p>
        </text:list-item>
        <text:list-item>
          <text:p text:style-name="P12">Use S-P-O-K (Subject, predicate, object, annotation). S &amp; P is required: it's the same as sending message. P+O+K is actually the message where O (message data) and K (annotation) is optional.<text:line-break/>In RDF, S-P-O refers to a particular triplet X, where K refers to annotations, which are a set of triplets that describes the triplet X. </text:p>
        </text:list-item>
        <text:list-item>
          <text:p text:style-name="P5">Advise can be harmless, mutating, polymorphic.<text:line-break/>http://www.cs.princeton.edu/sip/projects/aspectml/<text:line-break/>Harmless doesn't change the actual desired outcome of the component.<text:line-break/>Mutating changes behavior<text:line-break/>Polymorphic is reusable advise? </text:p>
        </text:list-item>
      </text:list>
      <text:h text:style-name="Heading_20_3" text:outline-level="3" text:is-list-header="true"><text:bookmark text:name="requirements"/>Requirements</text:h>
      <text:p text:style-name="Text_20_body"><text:span text:style-name="T1">Must be able to provide hooks between sequences of imperative statements.</text:span> From AOP.<text:line-break/>Consider:</text:p>
      <text:p text:style-name="Preformatted_20_Text">puts 1</text:p>
      <text:p text:style-name="P15">puts 2</text:p>
      <text:p text:style-name="Text_20_body">VM needs to do this:<text:line-break/>• before puts 1<text:line-break/>• do puts 1<text:line-break/>• after puts 1<text:line-break/>• before puts 2<text:line-break/>• do puts 2<text:line-break/>• after puts 2<text:line-break/>• puts 1 can be replaced<text:line-break/>• puts 2 can be replaced<text:line-break/><text:line-break/><text:span text:style-name="T1">AOP implementations has limitations.</text:span> Which sprouts from the language it injects. Among others:<text:line-break/>• reusable aspects are hard<text:line-break/>• objects must be defined before advises. otherwise advises can't match and objects are left unadvised.</text:p>
      <text:h text:style-name="Heading_20_3" text:outline-level="3"><text:bookmark text:name="credits"/>Credits</text:h>
      <text:p text:style-name="Text_20_body">Definitely goes to <text:a xlink:type="simple" xlink:href="http://lazaridis.com/">Ilias Lazaridis</text:a> as his concepts become my main ispiration.</text:p>
      <text:h text:style-name="Heading_20_2" text:outline-level="2"><text:bookmark text:name="links_and_resources"/>Links and Resources</text:h>
      <text:p text:style-name="Text_20_body">There are lots of this, actually. Since this is a research project, which inputs a collection of theories. I'll just list a few.</text:p>
      <text:list xml:id="list1602293556" text:style-name="L6">
        <text:list-item>
          <text:p text:style-name="P13"><text:a xlink:type="simple" xlink:href="http://hendyirawan.com/category/programming/">http://hendyirawan.com/category/programming/</text:a>. Hendy's own articles in Programming category. </text:p>
        </text:list-item>
        <text:list-item>
          <text:p text:style-name="P6"><text:a xlink:type="simple" xlink:href="http://www.jot.fm/issues/issue_2008_03/article4/">Context-oriented Programming</text:a> </text:p>
        </text:list-item>
      </text:list>
      <text:h text:style-name="Heading_20_1" text:outline-level="1"><text:bookmark text:name="686f7720646f2077652072656170207468652062656e6566697473206f662072657573653f2020666976652067756964656c696e657320666f722073756363657373"/>How do We Reap the Benefits of Reuse? Five Guidelines for Success</text:h>
      <text:p text:style-name="Text_20_body">Source: <text:a xlink:type="simple" xlink:href="http://www.idinews.com/reUse.html">http://www.idinews.com/reUse.html</text:a></text:p>
      <text:p text:style-name="Text_20_body">Let's examine what we have to do to exploit reuse in object-oriented, procedural, or other languages:</text:p>
      <text:list xml:id="list387563078" text:style-name="L7">
        <text:list-item>
          <text:p text:style-name="P7">The software development organization must support a component <text:span text:style-name="T3">repository</text:span> (formerly called a <text:span text:style-name="T2">central module library</text:span>), to which programmers will contribute new components as by-products<text:span text:style-name="T4">2</text:span> of their projects, and from which other programmers will draw existing components for use in their projects. Such organizations ought to include university <text:a xlink:type="simple" xlink:href="http://www.idinews.com/academic.html">computer science departments</text:a>,<text:span text:style-name="T4">3</text:span> who should be setting an example for their students. </text:p>
          <text:p text:style-name="P7">A <text:span text:style-name="T2">librarian</text:span> must be designated to oversee the administrative aspects of the repository. Larger, more formal organizations may also choose to establish a review process for contributions. Although that may keep the repository from getting cluttered with ill-advised or poor-quality components, it also poses the risk of delay in making useful components available.</text:p>
          <text:p text:style-name="P7"> </text:p>
        </text:list-item>
        <text:list-item>
          <text:p text:style-name="P7">The repository must be <text:span text:style-name="T3">indexed</text:span> and the components documented, so that the effort required to locate, understand, and incorporate a component is less than the effort required to develop a comparable one from scratch. </text:p>
          <text:p text:style-name="P7">The indexing scheme need not be elaborate and does not require a hierarchical classification. Experience shows that a simple permuted keyword index of descriptive titles is adequate.</text:p>
          <text:p text:style-name="P7"> </text:p>
        </text:list-item>
        <text:list-item>
          <text:p text:style-name="P7">The organization's <text:span text:style-name="T1">programming standards</text:span> must call for the use of certain components in certain common situations. Those components may come either from the organization's own repository or from vendors' libraries. </text:p>
          <text:p text:style-name="P7"> </text:p>
        </text:list-item>
        <text:list-item>
          <text:p text:style-name="P14"><text:a xlink:type="simple" xlink:href="http://www.idinews.com/quality.html"><text:span text:style-name="T1">Quality assurance</text:span></text:a> or <text:span text:style-name="T2">walkthrough</text:span> reviews of new application systems should note and question missed opportunities </text:p>
          <text:list>
            <text:list-item>
              <text:p text:style-name="P14">to make use of existing components, </text:p>
            </text:list-item>
            <text:list-item>
              <text:p text:style-name="P7">to contribute a new component. </text:p>
            </text:list-item>
          </text:list>
          <text:p text:style-name="P7">As a general guideline, every non-trivial software development project should contribute two or three new components, and, once the repository is mature (100-200 components) less than half the code in a new application should be developed specifically for that application.</text:p>
          <text:p text:style-name="P7"> </text:p>
        </text:list-item>
        <text:list-item>
          <text:p text:style-name="P7">Quasi <text:span text:style-name="T1">measures of productivity</text:span> based on quantity of new code written and tested must be eliminated. Let's reward our programmers when they solve a problem <text:span text:style-name="T2">without</text:span> writing custom code.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ejaVu Sans1" svg:font-family="'DejaVu Sans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adornments="Regular" style:font-family-generic="modern" style:font-pitch="fixed"/>
    <style:font-face style:name="Droid Serif" svg:font-family="'Droid Serif'" style:font-adornments="Regular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id" fo:country="ID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roid Serif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line-height="120%"/>
      <style:text-properties style:font-name="Liberation Serif"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tle" style:family="paragraph" style:parent-style-name="Heading_20_1" style:next-style-name="Subtitle">
      <style:paragraph-properties fo:text-align="center" style:justify-single-word="false"/>
      <style:text-properties style:font-name="Liberation Sans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weight-asian="normal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ans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fo:color="#008000" style:font-name="Liberation Mono" fo:font-size="9pt" style:font-name-asian="DejaVu Sans1" style:font-size-asian="10pt" style:font-name-complex="DejaVu Sans Mono" style:font-size-complex="10pt"/>
    </style:style>
    <style:style style:name="Heading_20_4" style:display-name="Heading 4" style:family="paragraph" style:parent-style-name="Text_20_body" style:next-style-name="Text_20_body" style:default-outline-level="4" style:list-style-name="" style:class="text">
      <style:text-properties style:font-name="Times New Roman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DejaVu Sans" style:font-size-asian="7pt" style:font-weight-asian="bold" style:font-name-complex="Lohit Hindi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style:contextual-spacing="false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style:contextual-spacing="false" fo:text-indent="0in" style:auto-text-indent="false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fo:color="#008000" style:font-name="Liberation Mono" style:font-name-asian="DejaVu Sans1" style:font-size-asian="10.5pt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8T14:55:27</meta:creation-date>
    <meta:editing-duration>P0D</meta:editing-duration>
    <meta:editing-cycles>2</meta:editing-cycles>
    <meta:generator>LibreOffice/3.6$Linux_X86_64 LibreOffice_project/360m1$Build-2</meta:generator>
    <dc:date>2013-02-08T14:56:45</dc:date>
    <meta:document-statistic meta:table-count="0" meta:image-count="0" meta:object-count="0" meta:page-count="1" meta:paragraph-count="101" meta:word-count="1504" meta:character-count="9844" meta:non-whitespace-character-count="8396"/>
    <meta:template xlink:type="simple" xlink:actuate="onRequest" xlink:title="Project Documentation" xlink:href="../../../.config/libreoffice/3/user/template/Project%20Documentation.ott" meta:date="2013-02-08T14:55:26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" VL:creator="Hendy Irawan" dc:date-time="2011-06-17T13:03:04"/>
</VL:version-list>
</file>